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7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3.373cm"/>
    </style:style>
    <style:style style:name="co4" style:family="table-column">
      <style:table-column-properties fo:break-before="auto" style:column-width="4.4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Auth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ing Communicating Automata from MSC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Benedikt Bollig, Martin Leucker, Carsten Kern, Joost-Pieter Katoen</text:p>
          </table:table-cell>
          <table:table-cell table:formula="of:=CONCATENATE([.A2];&quot; &amp; &quot;;[.B2];&quot;&amp; &quot;;[.C2];&quot;&amp; &quot;;[.D2];&quot; \\&quot;)" office:value-type="string" office:string-value="1 &amp; Learning Communicating Automata from MSCs.&amp; IEEE Trans. Software Eng.&amp; Benedikt Bollig, Martin Leucker, Carsten Kern, Joost-Pieter Katoen \\" calcext:value-type="string">
            <text:p>1 &amp; Learning Communicating Automata from MSCs.&amp; IEEE Trans. Software Eng.&amp; Benedikt Bollig, Martin Leucker, Carsten Kern, Joost-Pieter Katoen \\</text:p>
          </table:table-cell>
        </table:table-row>
        <table:table-row table:style-name="ro1">
          <table:table-cell/>
          <table:table-cell office:value-type="string" calcext:value-type="string">
            <text:p>HOTTest: A model-based test design technique for enhanced testing of domain-specific appl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Carol Smidts, Avik Sinha</text:p>
          </table:table-cell>
          <table:table-cell table:formula="of:=CONCATENATE([.A3];&quot; &amp; &quot;;[.B3];&quot;&amp; &quot;;[.C3];&quot;&amp; &quot;;[.D3];&quot; \\&quot;)" office:value-type="string" office:string-value=" &amp; HOTTest: A model-based test design technique for enhanced testing of domain-specific applications.&amp; ACM Trans. Softw. Eng. Methodol.&amp; Carol Smidts, Avik Sinha \\" calcext:value-type="string">
            <text:p><text:s/>&amp; HOTTest: A model-based test design technique for enhanced testing of domain-specific applications.&amp; ACM Trans. Softw. Eng. Methodol.&amp; Carol Smidts, Avik Sinha \\</text:p>
          </table:table-cell>
        </table:table-row>
        <table:table-row table:style-name="ro1">
          <table:table-cell/>
          <table:table-cell office:value-type="string" calcext:value-type="string">
            <text:p>A lightweight approach for program analysis and debugg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. G. Rakesh</text:p>
          </table:table-cell>
          <table:table-cell table:formula="of:=CONCATENATE([.A4];&quot; &amp; &quot;;[.B4];&quot;&amp; &quot;;[.C4];&quot;&amp; &quot;;[.D4];&quot; \\&quot;)" office:value-type="string" office:string-value=" &amp; A lightweight approach for program analysis and debugging.&amp; ICSE&amp; M. G. Rakesh \\" calcext:value-type="string">
            <text:p><text:s/>&amp; A lightweight approach for program analysis and debugging.&amp; ICSE&amp; M. G. Rakesh \\</text:p>
          </table:table-cell>
        </table:table-row>
        <table:table-row table:style-name="ro1">
          <table:table-cell/>
          <table:table-cell office:value-type="string" calcext:value-type="string">
            <text:p>DESERT: a decentralized monitoring tool generator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ola Inverardi, Leonardo Mostarda</text:p>
          </table:table-cell>
          <table:table-cell table:formula="of:=CONCATENATE([.A5];&quot; &amp; &quot;;[.B5];&quot;&amp; &quot;;[.C5];&quot;&amp; &quot;;[.D5];&quot; \\&quot;)" office:value-type="string" office:string-value=" &amp; DESERT: a decentralized monitoring tool generator.&amp; ASE&amp; Paola Inverardi, Leonardo Mostarda \\" calcext:value-type="string">
            <text:p><text:s/>&amp; DESERT: a decentralized monitoring tool generator.&amp; ASE&amp; Paola Inverardi, Leonardo Mostarda \\</text:p>
          </table:table-cell>
        </table:table-row>
        <table:table-row table:style-name="ro1">
          <table:table-cell/>
          <table:table-cell office:value-type="string" calcext:value-type="string">
            <text:p>PENELOPE: weaving threads to expose atomicity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Francesco Sorrentino 0002, Azadeh Farzan, P. Madhusudan</text:p>
          </table:table-cell>
          <table:table-cell table:formula="of:=CONCATENATE([.A6];&quot; &amp; &quot;;[.B6];&quot;&amp; &quot;;[.C6];&quot;&amp; &quot;;[.D6];&quot; \\&quot;)" office:value-type="string" office:string-value=" &amp; PENELOPE: weaving threads to expose atomicity violations.&amp; SIGSOFT FSE&amp; Francesco Sorrentino 0002, Azadeh Farzan, P. Madhusudan \\" calcext:value-type="string">
            <text:p><text:s/>&amp; PENELOPE: weaving threads to expose atomicity violations.&amp; SIGSOFT FSE&amp; Francesco Sorrentino 0002, Azadeh Farzan, P. Madhusudan 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formance of Storage Management in an Implementation of SNOBOL4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Ralph E. Griswold, David R. Hanson, G. David Ripley</text:p>
          </table:table-cell>
          <table:table-cell table:formula="of:=CONCATENATE([.A7];&quot; &amp; &quot;;[.B7];&quot;&amp; &quot;;[.C7];&quot;&amp; &quot;;[.D7];&quot; \\&quot;)" office:value-type="string" office:string-value="2 &amp; Performance of Storage Management in an Implementation of SNOBOL4.&amp; IEEE Trans. Software Eng.&amp; Ralph E. Griswold, David R. Hanson, G. David Ripley \\" calcext:value-type="string">
            <text:p>2 &amp; Performance of Storage Management in an Implementation of SNOBOL4.&amp; IEEE Trans. Software Eng.&amp; Ralph E. Griswold, David R. Hanson, G. David Ripley \\</text:p>
          </table:table-cell>
        </table:table-row>
        <table:table-row table:style-name="ro1">
          <table:table-cell/>
          <table:table-cell office:value-type="string" calcext:value-type="string">
            <text:p>Model checking the Java metalocking algorithm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Scott A. Smolka, Samik Basu</text:p>
          </table:table-cell>
          <table:table-cell table:formula="of:=CONCATENATE([.A8];&quot; &amp; &quot;;[.B8];&quot;&amp; &quot;;[.C8];&quot;&amp; &quot;;[.D8];&quot; \\&quot;)" office:value-type="string" office:string-value=" &amp; Model checking the Java metalocking algorithm.&amp; ACM Trans. Softw. Eng. Methodol.&amp; Scott A. Smolka, Samik Basu \\" calcext:value-type="string">
            <text:p><text:s/>&amp; Model checking the Java metalocking algorithm.&amp; ACM Trans. Softw. Eng. Methodol.&amp; Scott A. Smolka, Samik Basu \\</text:p>
          </table:table-cell>
        </table:table-row>
        <table:table-row table:style-name="ro1">
          <table:table-cell/>
          <table:table-cell office:value-type="string" calcext:value-type="string">
            <text:p>Software design sketching with calico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ndré van der Hoek, Nicolas Mangano, Mitch Dempsey, Alex Baker, Emily Oh Navarro</text:p>
          </table:table-cell>
          <table:table-cell table:formula="of:=CONCATENATE([.A9];&quot; &amp; &quot;;[.B9];&quot;&amp; &quot;;[.C9];&quot;&amp; &quot;;[.D9];&quot; \\&quot;)" office:value-type="string" office:string-value=" &amp; Software design sketching with calico.&amp; ASE&amp; André van der Hoek, Nicolas Mangano, Mitch Dempsey, Alex Baker, Emily Oh Navarro \\" calcext:value-type="string">
            <text:p><text:s/>&amp; Software design sketching with calico.&amp; ASE&amp; André van der Hoek, Nicolas Mangano, Mitch Dempsey, Alex Baker, Emily Oh Navarro \\</text:p>
          </table:table-cell>
        </table:table-row>
        <table:table-row table:style-name="ro1">
          <table:table-cell/>
          <table:table-cell office:value-type="string" calcext:value-type="string">
            <text:p>Towards Safe Distributed Application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achid Guerraoui, Christian Heide Damm, Patrick Th. Eugster</text:p>
          </table:table-cell>
          <table:table-cell table:formula="of:=CONCATENATE([.A10];&quot; &amp; &quot;;[.B10];&quot;&amp; &quot;;[.C10];&quot;&amp; &quot;;[.D10];&quot; \\&quot;)" office:value-type="string" office:string-value=" &amp; Towards Safe Distributed Application Development.&amp; ICSE&amp; Rachid Guerraoui, Christian Heide Damm, Patrick Th. Eugster \\" calcext:value-type="string">
            <text:p><text:s/>&amp; Towards Safe Distributed Application Development.&amp; ICSE&amp; Rachid Guerraoui, Christian Heide Damm, Patrick Th. Eugster \\</text:p>
          </table:table-cell>
        </table:table-row>
        <table:table-row table:style-name="ro1">
          <table:table-cell/>
          <table:table-cell office:value-type="string" calcext:value-type="string">
            <text:p>Checking Relational Specifications With Binary Decision Diagra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Craig Damon, Somesh Jha</text:p>
          </table:table-cell>
          <table:table-cell table:formula="of:=CONCATENATE([.A11];&quot; &amp; &quot;;[.B11];&quot;&amp; &quot;;[.C11];&quot;&amp; &quot;;[.D11];&quot; \\&quot;)" office:value-type="string" office:string-value=" &amp; Checking Relational Specifications With Binary Decision Diagrams.&amp; SIGSOFT FSE&amp; Daniel Jackson, Craig Damon, Somesh Jha \\" calcext:value-type="string">
            <text:p><text:s/>&amp; Checking Relational Specifications With Binary Decision Diagrams.&amp; SIGSOFT FSE&amp; Daniel Jackson, Craig Damon, Somesh Jha \\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I Interaction Testing: Incorporating Event Context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yra B. Cohen, Atif M. Memon, Xun Yuan</text:p>
          </table:table-cell>
          <table:table-cell table:formula="of:=CONCATENATE([.A12];&quot; &amp; &quot;;[.B12];&quot;&amp; &quot;;[.C12];&quot;&amp; &quot;;[.D12];&quot; \\&quot;)" office:value-type="string" office:string-value="3 &amp; GUI Interaction Testing: Incorporating Event Context.&amp; IEEE Trans. Software Eng.&amp; Myra B. Cohen, Atif M. Memon, Xun Yuan \\" calcext:value-type="string">
            <text:p>3 &amp; GUI Interaction Testing: Incorporating Event Context.&amp; IEEE Trans. Software Eng.&amp; Myra B. Cohen, Atif M. Memon, Xun Yuan \\</text:p>
          </table:table-cell>
        </table:table-row>
        <table:table-row table:style-name="ro1">
          <table:table-cell/>
          <table:table-cell office:value-type="string" calcext:value-type="string">
            <text:p>Test conditions for fault classes in Boolean specif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P. Bowen, Kalpesh Kapoor</text:p>
          </table:table-cell>
          <table:table-cell table:formula="of:=CONCATENATE([.A13];&quot; &amp; &quot;;[.B13];&quot;&amp; &quot;;[.C13];&quot;&amp; &quot;;[.D13];&quot; \\&quot;)" office:value-type="string" office:string-value=" &amp; Test conditions for fault classes in Boolean specifications.&amp; ACM Trans. Softw. Eng. Methodol.&amp; Jonathan P. Bowen, Kalpesh Kapoor \\" calcext:value-type="string">
            <text:p><text:s/>&amp; Test conditions for fault classes in Boolean specifications.&amp; ACM Trans. Softw. Eng. Methodol.&amp; Jonathan P. Bowen, Kalpesh Kapoor \\</text:p>
          </table:table-cell>
        </table:table-row>
        <table:table-row table:style-name="ro1">
          <table:table-cell/>
          <table:table-cell office:value-type="string" calcext:value-type="string">
            <text:p>Test suite reduction and prioritization with call tre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ry Lou Soffa, Gregory M. Kapfhammer, Joshua Geiger, Adam M. Smith</text:p>
          </table:table-cell>
          <table:table-cell table:formula="of:=CONCATENATE([.A14];&quot; &amp; &quot;;[.B14];&quot;&amp; &quot;;[.C14];&quot;&amp; &quot;;[.D14];&quot; \\&quot;)" office:value-type="string" office:string-value=" &amp; Test suite reduction and prioritization with call trees.&amp; ASE&amp; Mary Lou Soffa, Gregory M. Kapfhammer, Joshua Geiger, Adam M. Smith \\" calcext:value-type="string">
            <text:p><text:s/>&amp; Test suite reduction and prioritization with call trees.&amp; ASE&amp; Mary Lou Soffa, Gregory M. Kapfhammer, Joshua Geiger, Adam M. Smith \\</text:p>
          </table:table-cell>
        </table:table-row>
        <table:table-row table:style-name="ro1">
          <table:table-cell/>
          <table:table-cell office:value-type="string" calcext:value-type="string">
            <text:p>Experimental program analysis: a new paradigm for program analysi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Joseph R. Ruthruff</text:p>
          </table:table-cell>
          <table:table-cell table:formula="of:=CONCATENATE([.A15];&quot; &amp; &quot;;[.B15];&quot;&amp; &quot;;[.C15];&quot;&amp; &quot;;[.D15];&quot; \\&quot;)" office:value-type="string" office:string-value=" &amp; Experimental program analysis: a new paradigm for program analysis.&amp; ICSE&amp; Joseph R. Ruthruff \\" calcext:value-type="string">
            <text:p><text:s/>&amp; Experimental program analysis: a new paradigm for program analysis.&amp; ICSE&amp; Joseph R. Ruthruff \\</text:p>
          </table:table-cell>
        </table:table-row>
        <table:table-row table:style-name="ro1">
          <table:table-cell/>
          <table:table-cell office:value-type="string" calcext:value-type="string">
            <text:p>Automated identification of parameter mismatches in web applic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Alessandro Orso, William G. J. Halfond</text:p>
          </table:table-cell>
          <table:table-cell table:formula="of:=CONCATENATE([.A16];&quot; &amp; &quot;;[.B16];&quot;&amp; &quot;;[.C16];&quot;&amp; &quot;;[.D16];&quot; \\&quot;)" office:value-type="string" office:string-value=" &amp; Automated identification of parameter mismatches in web applications.&amp; SIGSOFT FSE&amp; Alessandro Orso, William G. J. Halfond \\" calcext:value-type="string">
            <text:p><text:s/>&amp; Automated identification of parameter mismatches in web applications.&amp; SIGSOFT FSE&amp; Alessandro Orso, William G. J. Halfond \\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face Grammars for Modular Software Model Check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Tevfik Bultan, Graham Hughes</text:p>
          </table:table-cell>
          <table:table-cell table:formula="of:=CONCATENATE([.A17];&quot; &amp; &quot;;[.B17];&quot;&amp; &quot;;[.C17];&quot;&amp; &quot;;[.D17];&quot; \\&quot;)" office:value-type="string" office:string-value="4 &amp; Interface Grammars for Modular Software Model Checking.&amp; IEEE Trans. Software Eng.&amp; Tevfik Bultan, Graham Hughes \\" calcext:value-type="string">
            <text:p>4 &amp; Interface Grammars for Modular Software Model Checking.&amp; IEEE Trans. Software Eng.&amp; Tevfik Bultan, Graham Hughes \\</text:p>
          </table:table-cell>
        </table:table-row>
        <table:table-row table:style-name="ro1">
          <table:table-cell/>
          <table:table-cell office:value-type="string" calcext:value-type="string">
            <text:p>Amoeba: A methodology for modeling and evolving cross-organizational business processe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irmit Desai, Amit K. Chopra, Munindar P. Singh</text:p>
          </table:table-cell>
          <table:table-cell table:formula="of:=CONCATENATE([.A18];&quot; &amp; &quot;;[.B18];&quot;&amp; &quot;;[.C18];&quot;&amp; &quot;;[.D18];&quot; \\&quot;)" office:value-type="string" office:string-value=" &amp; Amoeba: A methodology for modeling and evolving cross-organizational business processes.&amp; ACM Trans. Softw. Eng. Methodol.&amp; Nirmit Desai, Amit K. Chopra, Munindar P. Singh \\" calcext:value-type="string">
            <text:p><text:s/>&amp; Amoeba: A methodology for modeling and evolving cross-organizational business processes.&amp; ACM Trans. Softw. Eng. Methodol.&amp; Nirmit Desai, Amit K. Chopra, Munindar P. Singh \\</text:p>
          </table:table-cell>
        </table:table-row>
        <table:table-row table:style-name="ro1">
          <table:table-cell/>
          <table:table-cell office:value-type="string" calcext:value-type="string">
            <text:p>Japanese Workshop on Leveraging Web2.0 Technologies in Software Development Environments (WebSDE)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koto Matsushita, Katsuhisa Maruyama, Shinichiro Yamamoto</text:p>
          </table:table-cell>
          <table:table-cell table:formula="of:=CONCATENATE([.A19];&quot; &amp; &quot;;[.B19];&quot;&amp; &quot;;[.C19];&quot;&amp; &quot;;[.D19];&quot; \\&quot;)" office:value-type="string" office:string-value=" &amp; Japanese Workshop on Leveraging Web2.0 Technologies in Software Development Environments (WebSDE).&amp; ASE&amp; Makoto Matsushita, Katsuhisa Maruyama, Shinichiro Yamamoto \\" calcext:value-type="string">
            <text:p><text:s/>&amp; Japanese Workshop on Leveraging Web2.0 Technologies in Software Development Environments (WebSDE).&amp; ASE&amp; Makoto Matsushita, Katsuhisa Maruyama, Shinichiro Yamamoto \\</text:p>
          </table:table-cell>
        </table:table-row>
        <table:table-row table:style-name="ro1">
          <table:table-cell/>
          <table:table-cell office:value-type="string" calcext:value-type="string">
            <text:p>Architectures and Technologies for Enterprise Application Integr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Ian Gorton, Anna Liu</text:p>
          </table:table-cell>
          <table:table-cell table:formula="of:=CONCATENATE([.A20];&quot; &amp; &quot;;[.B20];&quot;&amp; &quot;;[.C20];&quot;&amp; &quot;;[.D20];&quot; \\&quot;)" office:value-type="string" office:string-value=" &amp; Architectures and Technologies for Enterprise Application Integration.&amp; ICSE&amp; Ian Gorton, Anna Liu \\" calcext:value-type="string">
            <text:p><text:s/>&amp; Architectures and Technologies for Enterprise Application Integration.&amp; ICSE&amp; Ian Gorton, Anna Liu \\</text:p>
          </table:table-cell>
        </table:table-row>
        <table:table-row table:style-name="ro1">
          <table:table-cell/>
          <table:table-cell office:value-type="string" calcext:value-type="string">
            <text:p>Local analysis of atomicity sphere for B2B collaboration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Chang Xu, Chunyang Ye, W. K. Chan, S. C. Cheung</text:p>
          </table:table-cell>
          <table:table-cell table:formula="of:=CONCATENATE([.A21];&quot; &amp; &quot;;[.B21];&quot;&amp; &quot;;[.C21];&quot;&amp; &quot;;[.D21];&quot; \\&quot;)" office:value-type="string" office:string-value=" &amp; Local analysis of atomicity sphere for B2B collaboration.&amp; SIGSOFT FSE&amp; Chang Xu, Chunyang Ye, W. K. Chan, S. C. Cheung \\" calcext:value-type="string">
            <text:p><text:s/>&amp; Local analysis of atomicity sphere for B2B collaboration.&amp; SIGSOFT FSE&amp; Chang Xu, Chunyang Ye, W. K. Chan, S. C. Cheung \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ments on Program Slic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Hareton K. N. Leung, Hassan K. Reghbati</text:p>
          </table:table-cell>
          <table:table-cell table:formula="of:=CONCATENATE([.A22];&quot; &amp; &quot;;[.B22];&quot;&amp; &quot;;[.C22];&quot;&amp; &quot;;[.D22];&quot; \\&quot;)" office:value-type="string" office:string-value="5 &amp; Comments on Program Slicing.&amp; IEEE Trans. Software Eng.&amp; Hareton K. N. Leung, Hassan K. Reghbati \\" calcext:value-type="string">
            <text:p>5 &amp; Comments on Program Slicing.&amp; IEEE Trans. Software Eng.&amp; Hareton K. N. Leung, Hassan K. Reghbati \\</text:p>
          </table:table-cell>
        </table:table-row>
        <table:table-row table:style-name="ro1">
          <table:table-cell/>
          <table:table-cell office:value-type="string" calcext:value-type="string">
            <text:p>Software reuse for scientific computing through program genera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tin Erwig, Zhe Fu</text:p>
          </table:table-cell>
          <table:table-cell table:formula="of:=CONCATENATE([.A23];&quot; &amp; &quot;;[.B23];&quot;&amp; &quot;;[.C23];&quot;&amp; &quot;;[.D23];&quot; \\&quot;)" office:value-type="string" office:string-value=" &amp; Software reuse for scientific computing through program generation.&amp; ACM Trans. Softw. Eng. Methodol.&amp; Martin Erwig, Zhe Fu \\" calcext:value-type="string">
            <text:p><text:s/>&amp; Software reuse for scientific computing through program generation.&amp; ACM Trans. Softw. Eng. Methodol.&amp; Martin Erwig, Zhe Fu \\</text:p>
          </table:table-cell>
        </table:table-row>
        <table:table-row table:style-name="ro1">
          <table:table-cell/>
          <table:table-cell office:value-type="string" calcext:value-type="string">
            <text:p>Automatic Generation of Content Management Systems from EER-Based Specification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ebastiano Vigna</text:p>
          </table:table-cell>
          <table:table-cell table:formula="of:=CONCATENATE([.A24];&quot; &amp; &quot;;[.B24];&quot;&amp; &quot;;[.C24];&quot;&amp; &quot;;[.D24];&quot; \\&quot;)" office:value-type="string" office:string-value=" &amp; Automatic Generation of Content Management Systems from EER-Based Specifications.&amp; ASE&amp; Sebastiano Vigna \\" calcext:value-type="string">
            <text:p><text:s/>&amp; Automatic Generation of Content Management Systems from EER-Based Specifications.&amp; ASE&amp; Sebastiano Vigna \\</text:p>
          </table:table-cell>
        </table:table-row>
        <table:table-row table:style-name="ro1">
          <table:table-cell/>
          <table:table-cell office:value-type="string" calcext:value-type="string">
            <text:p>Enhancing Software Testing by Judicious Use of Code Coverage Inform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oland Weber, Stefan Berner, Rudolf K. Keller</text:p>
          </table:table-cell>
          <table:table-cell table:formula="of:=CONCATENATE([.A25];&quot; &amp; &quot;;[.B25];&quot;&amp; &quot;;[.C25];&quot;&amp; &quot;;[.D25];&quot; \\&quot;)" office:value-type="string" office:string-value=" &amp; Enhancing Software Testing by Judicious Use of Code Coverage Information.&amp; ICSE&amp; Roland Weber, Stefan Berner, Rudolf K. Keller \\" calcext:value-type="string">
            <text:p><text:s/>&amp; Enhancing Software Testing by Judicious Use of Code Coverage Information.&amp; ICSE&amp; Roland Weber, Stefan Berner, Rudolf K. Keller \\</text:p>
          </table:table-cell>
        </table:table-row>
        <table:table-row table:style-name="ro1">
          <table:table-cell/>
          <table:table-cell office:value-type="string" calcext:value-type="string">
            <text:p>Automatically locating framework extension example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Harold Ossher, Barthélémy Dagenais</text:p>
          </table:table-cell>
          <table:table-cell table:formula="of:=CONCATENATE([.A26];&quot; &amp; &quot;;[.B26];&quot;&amp; &quot;;[.C26];&quot;&amp; &quot;;[.D26];&quot; \\&quot;)" office:value-type="string" office:string-value=" &amp; Automatically locating framework extension examples.&amp; SIGSOFT FSE&amp; Harold Ossher, Barthélémy Dagenais \\" calcext:value-type="string">
            <text:p><text:s/>&amp; Automatically locating framework extension examples.&amp; SIGSOFT FSE&amp; Harold Ossher, Barthélémy Dagenais \\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 the Optimal Total Processing Time Using Checkpoint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Zohel Khalil, Boyan Dimitrov, Nikolay Kolev, Peter Petrov</text:p>
          </table:table-cell>
          <table:table-cell table:formula="of:=CONCATENATE([.A27];&quot; &amp; &quot;;[.B27];&quot;&amp; &quot;;[.C27];&quot;&amp; &quot;;[.D27];&quot; \\&quot;)" office:value-type="string" office:string-value="6 &amp; On the Optimal Total Processing Time Using Checkpoints.&amp; IEEE Trans. Software Eng.&amp; Zohel Khalil, Boyan Dimitrov, Nikolay Kolev, Peter Petrov \\" calcext:value-type="string">
            <text:p>6 &amp; On the Optimal Total Processing Time Using Checkpoints.&amp; IEEE Trans. Software Eng.&amp; Zohel Khalil, Boyan Dimitrov, Nikolay Kolev, Peter Petrov \\</text:p>
          </table:table-cell>
        </table:table-row>
        <table:table-row table:style-name="ro1">
          <table:table-cell/>
          <table:table-cell office:value-type="string" calcext:value-type="string">
            <text:p>Equivalence analysis and its application in improving the efficiency of program slic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y Jean Harrold, Donglin Liang</text:p>
          </table:table-cell>
          <table:table-cell table:formula="of:=CONCATENATE([.A28];&quot; &amp; &quot;;[.B28];&quot;&amp; &quot;;[.C28];&quot;&amp; &quot;;[.D28];&quot; \\&quot;)" office:value-type="string" office:string-value=" &amp; Equivalence analysis and its application in improving the efficiency of program slicing.&amp; ACM Trans. Softw. Eng. Methodol.&amp; Mary Jean Harrold, Donglin Liang \\" calcext:value-type="string">
            <text:p><text:s/>&amp; Equivalence analysis and its application in improving the efficiency of program slicing.&amp; ACM Trans. Softw. Eng. Methodol.&amp; Mary Jean Harrold, Donglin Liang \\</text:p>
          </table:table-cell>
        </table:table-row>
        <table:table-row table:style-name="ro1">
          <table:table-cell/>
          <table:table-cell office:value-type="string" calcext:value-type="string">
            <text:p>Synthesizing client load models for performance engineering via web crawling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ohn C. Grundy, John G. Hosking, Yuhong Cai</text:p>
          </table:table-cell>
          <table:table-cell table:formula="of:=CONCATENATE([.A29];&quot; &amp; &quot;;[.B29];&quot;&amp; &quot;;[.C29];&quot;&amp; &quot;;[.D29];&quot; \\&quot;)" office:value-type="string" office:string-value=" &amp; Synthesizing client load models for performance engineering via web crawling.&amp; ASE&amp; John C. Grundy, John G. Hosking, Yuhong Cai \\" calcext:value-type="string">
            <text:p><text:s/>&amp; Synthesizing client load models for performance engineering via web crawling.&amp; ASE&amp; John C. Grundy, John G. Hosking, Yuhong Cai \\</text:p>
          </table:table-cell>
        </table:table-row>
        <table:table-row table:style-name="ro1">
          <table:table-cell/>
          <table:table-cell office:value-type="string" calcext:value-type="string">
            <text:p>Spontaneous software: a Web-based, object computing paradigm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Glêdson Elias da Silveira</text:p>
          </table:table-cell>
          <table:table-cell table:formula="of:=CONCATENATE([.A30];&quot; &amp; &quot;;[.B30];&quot;&amp; &quot;;[.C30];&quot;&amp; &quot;;[.D30];&quot; \\&quot;)" office:value-type="string" office:string-value=" &amp; Spontaneous software: a Web-based, object computing paradigm.&amp; ICSE&amp; Glêdson Elias da Silveira \\" calcext:value-type="string">
            <text:p><text:s/>&amp; Spontaneous software: a Web-based, object computing paradigm.&amp; ICSE&amp; Glêdson Elias da Silveira \\</text:p>
          </table:table-cell>
        </table:table-row>
        <table:table-row table:style-name="ro1">
          <table:table-cell/>
          <table:table-cell office:value-type="string" calcext:value-type="string">
            <text:p>Containment units: a hierarchically composable architecture for adaptive syste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Leon J. Osterweil, Barbara Staudt Lerner, Alexander E. Wise, Jamieson M. Cobleigh</text:p>
          </table:table-cell>
          <table:table-cell table:formula="of:=CONCATENATE([.A31];&quot; &amp; &quot;;[.B31];&quot;&amp; &quot;;[.C31];&quot;&amp; &quot;;[.D31];&quot; \\&quot;)" office:value-type="string" office:string-value=" &amp; Containment units: a hierarchically composable architecture for adaptive systems.&amp; SIGSOFT FSE&amp; Leon J. Osterweil, Barbara Staudt Lerner, Alexander E. Wise, Jamieson M. Cobleigh \\" calcext:value-type="string">
            <text:p><text:s/>&amp; Containment units: a hierarchically composable architecture for adaptive systems.&amp; SIGSOFT FSE&amp; Leon J. Osterweil, Barbara Staudt Lerner, Alexander E. Wise, Jamieson M. Cobleigh \\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lidating a Demonstration Tool for Graphics-Assisted Debugging of Ada Concurrent Program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ichael B. Feldman, Melinda L. Moran</text:p>
          </table:table-cell>
          <table:table-cell table:formula="of:=CONCATENATE([.A32];&quot; &amp; &quot;;[.B32];&quot;&amp; &quot;;[.C32];&quot;&amp; &quot;;[.D32];&quot; \\&quot;)" office:value-type="string" office:string-value="7 &amp; Validating a Demonstration Tool for Graphics-Assisted Debugging of Ada Concurrent Programs.&amp; IEEE Trans. Software Eng.&amp; Michael B. Feldman, Melinda L. Moran \\" calcext:value-type="string">
            <text:p>7 &amp; Validating a Demonstration Tool for Graphics-Assisted Debugging of Ada Concurrent Programs.&amp; IEEE Trans. Software Eng.&amp; Michael B. Feldman, Melinda L. Moran \\</text:p>
          </table:table-cell>
        </table:table-row>
        <table:table-row table:style-name="ro1">
          <table:table-cell/>
          <table:table-cell office:value-type="string" calcext:value-type="string">
            <text:p>Unifying aspect- and object-oriented desig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Kevin J. Sullivan, Hridesh Rajan</text:p>
          </table:table-cell>
          <table:table-cell table:formula="of:=CONCATENATE([.A33];&quot; &amp; &quot;;[.B33];&quot;&amp; &quot;;[.C33];&quot;&amp; &quot;;[.D33];&quot; \\&quot;)" office:value-type="string" office:string-value=" &amp; Unifying aspect- and object-oriented design.&amp; ACM Trans. Softw. Eng. Methodol.&amp; Kevin J. Sullivan, Hridesh Rajan \\" calcext:value-type="string">
            <text:p><text:s/>&amp; Unifying aspect- and object-oriented design.&amp; ACM Trans. Softw. Eng. Methodol.&amp; Kevin J. Sullivan, Hridesh Rajan \\</text:p>
          </table:table-cell>
        </table:table-row>
        <table:table-row table:style-name="ro1">
          <table:table-cell/>
          <table:table-cell office:value-type="string" calcext:value-type="string">
            <text:p>Eliminating products to test in a software product lin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Don S. Batory, Sarfraz Khurshid, Chang Hwan Peter Kim</text:p>
          </table:table-cell>
          <table:table-cell table:formula="of:=CONCATENATE([.A34];&quot; &amp; &quot;;[.B34];&quot;&amp; &quot;;[.C34];&quot;&amp; &quot;;[.D34];&quot; \\&quot;)" office:value-type="string" office:string-value=" &amp; Eliminating products to test in a software product line.&amp; ASE&amp; Don S. Batory, Sarfraz Khurshid, Chang Hwan Peter Kim \\" calcext:value-type="string">
            <text:p><text:s/>&amp; Eliminating products to test in a software product line.&amp; ASE&amp; Don S. Batory, Sarfraz Khurshid, Chang Hwan Peter Kim \\</text:p>
          </table:table-cell>
        </table:table-row>
        <table:table-row table:style-name="ro1">
          <table:table-cell/>
          <table:table-cell office:value-type="string" calcext:value-type="string">
            <text:p>Requirements, domain and specifications: a viewpoint-based approach to requirements engineer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Andrés Silva</text:p>
          </table:table-cell>
          <table:table-cell table:formula="of:=CONCATENATE([.A35];&quot; &amp; &quot;;[.B35];&quot;&amp; &quot;;[.C35];&quot;&amp; &quot;;[.D35];&quot; \\&quot;)" office:value-type="string" office:string-value=" &amp; Requirements, domain and specifications: a viewpoint-based approach to requirements engineering.&amp; ICSE&amp; Andrés Silva \\" calcext:value-type="string">
            <text:p><text:s/>&amp; Requirements, domain and specifications: a viewpoint-based approach to requirements engineering.&amp; ICSE&amp; Andrés Silva \\</text:p>
          </table:table-cell>
        </table:table-row>
        <table:table-row table:style-name="ro1">
          <table:table-cell/>
          <table:table-cell office:value-type="string" calcext:value-type="string">
            <text:p>Effective blame for information-flow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Somesh Jha, Dave King 0002, Trent Jaeger, Sanjit A. Seshia</text:p>
          </table:table-cell>
          <table:table-cell table:formula="of:=CONCATENATE([.A36];&quot; &amp; &quot;;[.B36];&quot;&amp; &quot;;[.C36];&quot;&amp; &quot;;[.D36];&quot; \\&quot;)" office:value-type="string" office:string-value=" &amp; Effective blame for information-flow violations.&amp; SIGSOFT FSE&amp; Somesh Jha, Dave King 0002, Trent Jaeger, Sanjit A. Seshia \\" calcext:value-type="string">
            <text:p><text:s/>&amp; Effective blame for information-flow violations.&amp; SIGSOFT FSE&amp; Somesh Jha, Dave King 0002, Trent Jaeger, Sanjit A. Seshia \\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 Interval Logic for Real-Time System Specification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Paolo Nesi, Riccardo Mattolini</text:p>
          </table:table-cell>
          <table:table-cell table:formula="of:=CONCATENATE([.A37];&quot; &amp; &quot;;[.B37];&quot;&amp; &quot;;[.C37];&quot;&amp; &quot;;[.D37];&quot; \\&quot;)" office:value-type="string" office:string-value="8 &amp; An Interval Logic for Real-Time System Specification.&amp; IEEE Trans. Software Eng.&amp; Paolo Nesi, Riccardo Mattolini \\" calcext:value-type="string">
            <text:p>8 &amp; An Interval Logic for Real-Time System Specification.&amp; IEEE Trans. Software Eng.&amp; Paolo Nesi, Riccardo Mattolini \\</text:p>
          </table:table-cell>
        </table:table-row>
        <table:table-row table:style-name="ro1">
          <table:table-cell/>
          <table:table-cell office:value-type="string" calcext:value-type="string">
            <text:p>Reasoning about static and dynamic properties in alloy: A purely relational approach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azareno Aguirre, T. S. E. Maibaum, Gabriel A. Baum, Marcelo F. Frias, Carlos López Pombo</text:p>
          </table:table-cell>
          <table:table-cell table:formula="of:=CONCATENATE([.A38];&quot; &amp; &quot;;[.B38];&quot;&amp; &quot;;[.C38];&quot;&amp; &quot;;[.D38];&quot; \\&quot;)" office:value-type="string" office:string-value=" &amp; Reasoning about static and dynamic properties in alloy: A purely relational approach.&amp; ACM Trans. Softw. Eng. Methodol.&amp; Nazareno Aguirre, T. S. E. Maibaum, Gabriel A. Baum, Marcelo F. Frias, Carlos López Pombo \\" calcext:value-type="string">
            <text:p><text:s/>&amp; Reasoning about static and dynamic properties in alloy: A purely relational approach.&amp; ACM Trans. Softw. Eng. Methodol.&amp; Nazareno Aguirre, T. S. E. Maibaum, Gabriel A. Baum, Marcelo F. Frias, Carlos López Pombo \\</text:p>
          </table:table-cell>
        </table:table-row>
        <table:table-row table:style-name="ro1">
          <table:table-cell/>
          <table:table-cell office:value-type="string" calcext:value-type="string">
            <text:p>Automated Software Engineering Using Concurrent Class Machin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cott A. Smolka, Yanhong A. Liu, Jingyu Yan, Scott D. Stoller, Radu Grosu</text:p>
          </table:table-cell>
          <table:table-cell table:formula="of:=CONCATENATE([.A39];&quot; &amp; &quot;;[.B39];&quot;&amp; &quot;;[.C39];&quot;&amp; &quot;;[.D39];&quot; \\&quot;)" office:value-type="string" office:string-value=" &amp; Automated Software Engineering Using Concurrent Class Machines.&amp; ASE&amp; Scott A. Smolka, Yanhong A. Liu, Jingyu Yan, Scott D. Stoller, Radu Grosu \\" calcext:value-type="string">
            <text:p><text:s/>&amp; Automated Software Engineering Using Concurrent Class Machines.&amp; ASE&amp; Scott A. Smolka, Yanhong A. Liu, Jingyu Yan, Scott D. Stoller, Radu Grosu \\</text:p>
          </table:table-cell>
        </table:table-row>
        <table:table-row table:style-name="ro1">
          <table:table-cell/>
          <table:table-cell office:value-type="string" calcext:value-type="string">
            <text:p>HighSpec: a tool for building and checking OZTA model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Shengchao Qin, Jin Song Dong, Ping Hao, Xian Zhang</text:p>
          </table:table-cell>
          <table:table-cell table:formula="of:=CONCATENATE([.A40];&quot; &amp; &quot;;[.B40];&quot;&amp; &quot;;[.C40];&quot;&amp; &quot;;[.D40];&quot; \\&quot;)" office:value-type="string" office:string-value=" &amp; HighSpec: a tool for building and checking OZTA models.&amp; ICSE&amp; Shengchao Qin, Jin Song Dong, Ping Hao, Xian Zhang \\" calcext:value-type="string">
            <text:p><text:s/>&amp; HighSpec: a tool for building and checking OZTA models.&amp; ICSE&amp; Shengchao Qin, Jin Song Dong, Ping Hao, Xian Zhang \\</text:p>
          </table:table-cell>
        </table:table-row>
        <table:table-row table:style-name="ro1">
          <table:table-cell/>
          <table:table-cell office:value-type="string" calcext:value-type="string">
            <text:p>COM revisited: tool-assisted modelling of an architectural framework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Kevin J. Sullivan</text:p>
          </table:table-cell>
          <table:table-cell table:formula="of:=CONCATENATE([.A41];&quot; &amp; &quot;;[.B41];&quot;&amp; &quot;;[.C41];&quot;&amp; &quot;;[.D41];&quot; \\&quot;)" office:value-type="string" office:string-value=" &amp; COM revisited: tool-assisted modelling of an architectural framework.&amp; SIGSOFT FSE&amp; Daniel Jackson, Kevin J. Sullivan \\" calcext:value-type="string">
            <text:p><text:s/>&amp; COM revisited: tool-assisted modelling of an architectural framework.&amp; SIGSOFT FSE&amp; Daniel Jackson, Kevin J. Sullivan \\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ving and Replaying Differential Unit Test Cases from System Test Case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Sebastian G. Elbaum, Matthew B. Dwyer, Matthew Jorde, Hui Nee Chin</text:p>
          </table:table-cell>
          <table:table-cell table:formula="of:=CONCATENATE([.A42];&quot; &amp; &quot;;[.B42];&quot;&amp; &quot;;[.C42];&quot;&amp; &quot;;[.D42];&quot; \\&quot;)" office:value-type="string" office:string-value="9 &amp; Carving and Replaying Differential Unit Test Cases from System Test Cases.&amp; IEEE Trans. Software Eng.&amp; Sebastian G. Elbaum, Matthew B. Dwyer, Matthew Jorde, Hui Nee Chin \\" calcext:value-type="string">
            <text:p>9 &amp; Carving and Replaying Differential Unit Test Cases from System Test Cases.&amp; IEEE Trans. Software Eng.&amp; Sebastian G. Elbaum, Matthew B. Dwyer, Matthew Jorde, Hui Nee Chin \\</text:p>
          </table:table-cell>
        </table:table-row>
        <table:table-row table:style-name="ro1">
          <table:table-cell/>
          <table:table-cell office:value-type="string" calcext:value-type="string">
            <text:p>Empirical evaluation of a nesting testability transformation for evolutionary test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David Binkley, Mark Harman, Phil McMinn</text:p>
          </table:table-cell>
          <table:table-cell table:formula="of:=CONCATENATE([.A43];&quot; &amp; &quot;;[.B43];&quot;&amp; &quot;;[.C43];&quot;&amp; &quot;;[.D43];&quot; \\&quot;)" office:value-type="string" office:string-value=" &amp; Empirical evaluation of a nesting testability transformation for evolutionary testing.&amp; ACM Trans. Softw. Eng. Methodol.&amp; David Binkley, Mark Harman, Phil McMinn \\" calcext:value-type="string">
            <text:p><text:s/>&amp; Empirical evaluation of a nesting testability transformation for evolutionary testing.&amp; ACM Trans. Softw. Eng. Methodol.&amp; David Binkley, Mark Harman, Phil McMinn \\</text:p>
          </table:table-cell>
        </table:table-row>
        <table:table-row table:style-name="ro1">
          <table:table-cell/>
          <table:table-cell office:value-type="string" calcext:value-type="string">
            <text:p>Unit testing concurrent softwar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William Pugh, Nathaniel Ayewah</text:p>
          </table:table-cell>
          <table:table-cell table:formula="of:=CONCATENATE([.A44];&quot; &amp; &quot;;[.B44];&quot;&amp; &quot;;[.C44];&quot;&amp; &quot;;[.D44];&quot; \\&quot;)" office:value-type="string" office:string-value=" &amp; Unit testing concurrent software.&amp; ASE&amp; William Pugh, Nathaniel Ayewah \\" calcext:value-type="string">
            <text:p><text:s/>&amp; Unit testing concurrent software.&amp; ASE&amp; William Pugh, Nathaniel Ayewah \\</text:p>
          </table:table-cell>
        </table:table-row>
        <table:table-row table:style-name="ro1">
          <table:table-cell/>
          <table:table-cell office:value-type="string" calcext:value-type="string">
            <text:p>Practical change impact analysis based on static program slicing for industrial software system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ithun Acharya, Brian Robinson</text:p>
          </table:table-cell>
          <table:table-cell table:formula="of:=CONCATENATE([.A45];&quot; &amp; &quot;;[.B45];&quot;&amp; &quot;;[.C45];&quot;&amp; &quot;;[.D45];&quot; \\&quot;)" office:value-type="string" office:string-value=" &amp; Practical change impact analysis based on static program slicing for industrial software systems.&amp; ICSE&amp; Mithun Acharya, Brian Robinson \\" calcext:value-type="string">
            <text:p><text:s/>&amp; Practical change impact analysis based on static program slicing for industrial software systems.&amp; ICSE&amp; Mithun Acharya, Brian Robinson \\</text:p>
          </table:table-cell>
        </table:table-row>
        <table:table-row table:style-name="ro1">
          <table:table-cell/>
          <table:table-cell office:value-type="string" calcext:value-type="string">
            <text:p>Efficient incremental algorithms for dynamic detection of likely invariant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Michael D. Ernst, Jeff H. Perkins</text:p>
          </table:table-cell>
          <table:table-cell table:formula="of:=CONCATENATE([.A46];&quot; &amp; &quot;;[.B46];&quot;&amp; &quot;;[.C46];&quot;&amp; &quot;;[.D46];&quot; \\&quot;)" office:value-type="string" office:string-value=" &amp; Efficient incremental algorithms for dynamic detection of likely invariants.&amp; SIGSOFT FSE&amp; Michael D. Ernst, Jeff H. Perkins \\" calcext:value-type="string">
            <text:p><text:s/>&amp; Efficient incremental algorithms for dynamic detection of likely invariants.&amp; SIGSOFT FSE&amp; Michael D. Ernst, Jeff H. Perkins \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periences Using Lightweight Formal Methods for Requirements Model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David Hamilton, Steve M. Easterbrook, Robyn R. Lutz, John Kelly, Richard Covington, Yoko Ampo</text:p>
          </table:table-cell>
          <table:table-cell table:formula="of:=CONCATENATE([.A47];&quot; &amp; &quot;;[.B47];&quot;&amp; &quot;;[.C47];&quot;&amp; &quot;;[.D47];&quot; \\&quot;)" office:value-type="string" office:string-value="10 &amp; Experiences Using Lightweight Formal Methods for Requirements Modeling.&amp; IEEE Trans. Software Eng.&amp; David Hamilton, Steve M. Easterbrook, Robyn R. Lutz, John Kelly, Richard Covington, Yoko Ampo \\" calcext:value-type="string">
            <text:p>10 &amp; Experiences Using Lightweight Formal Methods for Requirements Modeling.&amp; IEEE Trans. Software Eng.&amp; David Hamilton, Steve M. Easterbrook, Robyn R. Lutz, John Kelly, Richard Covington, Yoko Ampo \\</text:p>
          </table:table-cell>
        </table:table-row>
        <table:table-row table:style-name="ro1">
          <table:table-cell/>
          <table:table-cell office:value-type="string" calcext:value-type="string">
            <text:p>Metamodel-based model conformance and multiview consistency check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S. Ostroff, Richard F. Paige, Phillip J. Brooke</text:p>
          </table:table-cell>
          <table:table-cell table:formula="of:=CONCATENATE([.A48];&quot; &amp; &quot;;[.B48];&quot;&amp; &quot;;[.C48];&quot;&amp; &quot;;[.D48];&quot; \\&quot;)" office:value-type="string" office:string-value=" &amp; Metamodel-based model conformance and multiview consistency checking.&amp; ACM Trans. Softw. Eng. Methodol.&amp; Jonathan S. Ostroff, Richard F. Paige, Phillip J. Brooke \\" calcext:value-type="string">
            <text:p><text:s/>&amp; Metamodel-based model conformance and multiview consistency checking.&amp; ACM Trans. Softw. Eng. Methodol.&amp; Jonathan S. Ostroff, Richard F. Paige, Phillip J. Brooke \\</text:p>
          </table:table-cell>
        </table:table-row>
        <table:table-row table:style-name="ro1">
          <table:table-cell/>
          <table:table-cell office:value-type="string" calcext:value-type="string">
            <text:p>Automating Software Traceability in Very Small Companies: A Case Study and Lessons Learn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ul Grünbacher, Christian Neumuller</text:p>
          </table:table-cell>
          <table:table-cell table:formula="of:=CONCATENATE([.A49];&quot; &amp; &quot;;[.B49];&quot;&amp; &quot;;[.C49];&quot;&amp; &quot;;[.D49];&quot; \\&quot;)" office:value-type="string" office:string-value=" &amp; Automating Software Traceability in Very Small Companies: A Case Study and Lessons Learne.&amp; ASE&amp; Paul Grünbacher, Christian Neumuller \\" calcext:value-type="string">
            <text:p><text:s/>&amp; Automating Software Traceability in Very Small Companies: A Case Study and Lessons Learne.&amp; ASE&amp; Paul Grünbacher, Christian Neumuller \\</text:p>
          </table:table-cell>
        </table:table-row>
        <table:table-row table:style-name="ro1">
          <table:table-cell/>
          <table:table-cell office:value-type="string" calcext:value-type="string">
            <text:p>Metrics for model driven requirements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Brian Berenbach, Gail Borotto</text:p>
          </table:table-cell>
          <table:table-cell table:formula="of:=CONCATENATE([.A50];&quot; &amp; &quot;;[.B50];&quot;&amp; &quot;;[.C50];&quot;&amp; &quot;;[.D50];&quot; \\&quot;)" office:value-type="string" office:string-value=" &amp; Metrics for model driven requirements development.&amp; ICSE&amp; Brian Berenbach, Gail Borotto \\" calcext:value-type="string">
            <text:p><text:s/>&amp; Metrics for model driven requirements development.&amp; ICSE&amp; Brian Berenbach, Gail Borotto \\</text:p>
          </table:table-cell>
        </table:table-row>
        <table:table-row table:style-name="ro1">
          <table:table-cell/>
          <table:table-cell office:value-type="string" calcext:value-type="string">
            <text:p>Composable semantics for model-based not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Jianwei Niu, Joanne M. Atlee, Nancy A. Day</text:p>
          </table:table-cell>
          <table:table-cell table:formula="of:=CONCATENATE([.A51];&quot; &amp; &quot;;[.B51];&quot;&amp; &quot;;[.C51];&quot;&amp; &quot;;[.D51];&quot; \\&quot;)" office:value-type="string" office:string-value=" &amp; Composable semantics for model-based notations.&amp; SIGSOFT FSE&amp; Jianwei Niu, Joanne M. Atlee, Nancy A. Day \\" calcext:value-type="string">
            <text:p><text:s/>&amp; Composable semantics for model-based notations.&amp; SIGSOFT FSE&amp; Jianwei Niu, Joanne M. Atlee, Nancy A. Day \\</text:p>
          </table:table-cell>
        </table:table-row>
        <table:table-row table:style-name="ro1">
          <table:table-cell office:value-type="string" calcext:value-type="string">
            <text:p>Objetive function</text:p>
          </table:table-cell>
          <table:table-cell office:value-type="string" calcext:value-type="string">
            <text:p>81.83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1T22:35:47.093746367</dc:date>
    <meta:document-statistic meta:table-count="1" meta:cell-count="216" meta:object-count="0"/>
    <meta:generator>LibreOffice/4.2.4.2$Linux_X86_64 LibreOffice_project/420m0$Build-2</meta:generator>
  </office:meta>
</office:document-meta>
</file>